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29cm" fo:break-before="auto" style:use-optimal-row-height="true"/>
    </style:style>
    <style:style style:name="ro24" style:family="table-row">
      <style:table-row-properties style:row-height="6.107cm" fo:break-before="auto" style:use-optimal-row-height="true"/>
    </style:style>
    <style:style style:name="ro25" style:family="table-row">
      <style:table-row-properties style:row-height="3.08cm" fo:break-before="auto" style:use-optimal-row-height="true"/>
    </style:style>
    <style:style style:name="ro26" style:family="table-row">
      <style:table-row-properties style:row-height="2.947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5.027cm" fo:break-before="auto" style:use-optimal-row-height="true"/>
    </style:style>
    <style:style style:name="ro29" style:family="table-row">
      <style:table-row-properties style:row-height="1.579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3.685cm" fo:break-before="auto" style:use-optimal-row-height="true"/>
    </style:style>
    <style:style style:name="ro33" style:family="table-row">
      <style:table-row-properties style:row-height="4.897cm" fo:break-before="auto" style:use-optimal-row-height="true"/>
    </style:style>
    <style:style style:name="ro34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1">
            <text:p>0801 <text:s/>112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2">
            <text:p>0801 <text:s/>112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2">
            <text:p>0801 <text:s/>112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2">
            <text:p>0801 <text:s/>112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2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2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3">
            <text:p>0801 <text:s/>11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4">
            <text:p>0801 <text:s/>11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6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7">
            <text:p>0801 <text:s/>112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7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7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7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7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8">
            <text:p>0801 <text:s/>11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19">
            <text:p>0801 <text:s/>11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1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1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1">
            <text:p>0801 <text:s/>11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1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2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2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2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2">
            <text:p>0801 <text:s/>112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2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3">
            <text:p>0801 <text:s/>11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4">
            <text:p>0801 <text:s/>11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4">
            <text:p>0801 <text:s/>1124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4">
            <text:p>0801 <text:s/>11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5">
            <text:p>0801 <text:s/>11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/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8">
            <text:p>88</text:p>
          </table:table-cell>
          <table:table-cell table:style-name="ce7" table:formula="of:=NOW()" office:value-type="date" office:date-value="2021-08-01T11:24:34.26">
            <text:p>0801 <text:s/>112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01T11:24:34.26">
            <text:p>2021/8/1 11:2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1T11:24:34.26">
            <text:p>0801 <text:s/>1124</text:p>
          </table:table-cell>
          <table:table-cell table:style-name="ce7" table:formula="of:=NOW()" office:value-type="date" office:date-value="2021-08-01T11:24:34.26">
            <text:p>0801 <text:s/>112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01T11:24:34.26">
            <text:p>0801 <text:s/>11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4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4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4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4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4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5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6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7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7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8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8">
            <text:p>0801 <text:s/>112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8">
            <text:p>0801 <text:s/>112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8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8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8">
            <text:p>0801 <text:s/>112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39">
            <text:p>0801 <text:s/>112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1">
            <text:p>0801 <text:s/>112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2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2">
            <text:p>0801 <text:s/>112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2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2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2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2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3">
            <text:p>0801 <text:s/>112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4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4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4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4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4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5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5">
            <text:p>0801 <text:s/>1124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5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7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8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9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9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9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9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9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49">
            <text:p>0801 <text:s/>1124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2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3">
            <text:p>0801 <text:s/>112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4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5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6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7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7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7">
            <text:p>0801 <text:s/>112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7">
            <text:p>0801 <text:s/>112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8">
            <text:p>0801 <text:s/>112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8">
            <text:p>0801 <text:s/>112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58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">
            <text:p>0801 <text:s/>1124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1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[植え替える 모종[苗. &lt;1&gt; 가장 많이 뿌리를 가지고[取ってしまう~1 간 모종. 그 모종의 끝에[端に 새로운 싹[芽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3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[大根 &lt;2&gt; 갓[高菜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4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5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5">
            <text:p>0801 <text:s/>112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5">
            <text:p>0801 <text:s/>112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6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8T09:08:42.36">
            <text:p>0728</text:p>
          </table:table-cell>
          <table:table-cell table:style-name="ce9" office:value-type="string">
            <text:p>v-1-81</text:p>
          </table:table-cell>
          <table:table-cell table:style-name="ce20" office:value-type="string">
            <text:p>tấm ván này rất nặng. / bạn không thẻ mang nó bằng tay. / bạn sẽ không mang nó bằng tay. / tìm[find một chiếc xe[car;bicycle~1 đạp một bánh.</text:p>
          </table:table-cell>
          <table:table-cell table:style-name="ce21" office:value-type="string" table:number-columns-spanned="2" table:number-rows-spanned="1">
            <text:p>この板は、とても重いです。手では、運べません。運べないでしょう。 / 一輪車を、探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6">
            <text:p>0801 <text:s/>1124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v-2-82</text:p>
          </table:table-cell>
          <table:table-cell table:style-name="ce20" office:value-type="string">
            <text:p>đổ nước đầy vào xô. / làm ơn, vứt nước này đi. / vứt nó đi, bạn có thể, tốt không? / hãy, vứt nước đi, ở đây. / ở đó, đừng vứt nó đi. / vì, họ không muốn sàn nhà bị bẩn. / không muốn bị bẩn. không muốn bẩn sàn. / họ nói <text:s/>không muốn bẩn sàn nhà.</text:p>
          </table:table-cell>
          <table:table-cell table:style-name="ce21" office:value-type="string" table:number-columns-spanned="2" table:number-rows-spanned="1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6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v-3-83</text:p>
          </table:table-cell>
          <table:table-cell table:style-name="ce20" office:value-type="string">
            <text:p>nước thải. nước bẩn. nước bẩn này. / có[there-is~1 sự khác[difference~1 biệt nào[any trong[in việc[run~1 chạy nước này không?</text:p>
          </table:table-cell>
          <table:table-cell table:style-name="ce21" office:value-type="string" table:number-columns-spanned="2" table:number-rows-spanned="1">
            <text:p>汚水。汚れた水。この汚れた水。汚れている水。 / この水を流しても、なにか、違いがありますか？違い。流す。水を流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창고 옆에서 있었다. &lt;2&gt; 지금까지 가장 근처에 있었던 사례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6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창고에서 옹벽까지 크로를 안아하고 달렸다. &lt;2&gt; 크로를 옹벽 위에 둔 때, 크로는 순간 기침을 시작했다. &lt;3&gt; 서둘러 크로를 옹벽 위에서 안고 내려, 가슴에 올려 놓고, 끌어 안았다[抱きしめた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6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이어, 크로를 지상에 내렸다. &lt;2&gt; 미케도 내려왔다. &lt;3&gt; 그러자, 크로는 그 자리를 떠나, 보도쪽으로 걸어가고,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7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20" office:value-type="string" table:number-columns-spanned="3" table:number-rows-spanned="1">
            <text:p>(3) 화분 : 저녁, `페가스스`에서 돌아온 후, 페란다의 화분을 봤다. &lt;2&gt; 가장 뿌리를 제거했던 모종. 신문지를 올려 놓았던 하나. &lt;3&gt; 서둘러 신문지를 제거한다. 모종은 시들지 않고 있다. 좋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dwudziesty siódmy lipca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czerwiec, lipiec, sierpień, wrzesień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7">
            <text:p>0801 <text:s/>112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6">
            <text:p>176</text:p>
          </table:table-cell>
          <table:table-cell table:style-name="ce3" table:formula="of:=[.B176]+1" office:value-type="float" office:value="10">
            <text:p>10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shino : (1) nowe odkrycie[discovery : dźwięki `dai-kan`-u. kształt ust. &lt;2&gt; swoiście, kształt wargi górnej. na wardze dolnej, wczoraj tworzę[create kształt przypominający[resembling dziób ptaka, swoiście dziób papugi. &lt;3&gt; to znaczy, spiczasty[pointed, zginający[curving się w dół kształ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736H49M25.13S">
            <text:p>16:49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عشرين من تموز.</text:p>
          </table:table-cell>
          <table:table-cell table:style-name="ce21"/>
          <table:table-cell table:style-name="ce21" office:value-type="string">
            <text:p>it was tuesday, the twenty-sev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هفت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نا أشتري لا شيئ</text:p>
          </table:table-cell>
          <table:table-cell table:style-name="ce21" office:value-type="string">
            <text:p>amiysi[yesterday / shayi'a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يروز، باران باريد. / </text:p>
          </table:table-cell>
          <table:table-cell table:style-name="ce21"/>
          <table:table-cell table:style-name="ce21" office:value-type="string">
            <text:p>yesterday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f-3</text:p>
          </table:table-cell>
          <table:table-cell table:style-name="ce20" office:value-type="string">
            <text:p>ظهر / ظهر / صبح / صبح</text:p>
          </table:table-cell>
          <table:table-cell table:style-name="ce21" office:value-type="string">
            <text:p>zoo'hur[noon / soob'h^[morning</text:p>
          </table:table-cell>
          <table:table-cell table:style-name="ce21" office:value-type="string">
            <text:p>noon / at noon / morning / at morn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f-4</text:p>
          </table:table-cell>
          <table:table-cell table:style-name="ce20" office:value-type="string">
            <text:p>خورشید <text:s/>/ می آيد <text:s/>/ بيرون می آيد.</text:p>
          </table:table-cell>
          <table:table-cell table:style-name="ce21" office:value-type="string">
            <text:p>xuwr'shiy_d / miy / yiid[comes / biyruun[out</text:p>
          </table:table-cell>
          <table:table-cell table:style-name="ce21" office:value-type="string">
            <text:p>the sun / it comes / it comes ou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83">
            <text:p>1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9T08:29:05.56">
            <text:p>0729</text:p>
          </table:table-cell>
          <table:table-cell table:style-name="ce9" office:value-type="string">
            <text:p>v-1-84</text:p>
          </table:table-cell>
          <table:table-cell table:style-name="ce20" office:value-type="string">
            <text:p>tôi chỉ[just bây giờ đã đổ[pour nước này vào xô này. / nó vẫn[still dẹp. / nó đã bẩn rồi[already. nó vẫn chưa bẩn. / tôi rửa. tôi sẽ rửa nó sau. / sẽ rửa nó ngay bây giờ. / ai sẽ rửa nó?</text:p>
          </table:table-cell>
          <table:table-cell table:style-name="ce21" office:value-type="string" table:number-columns-spanned="2" table:number-rows-spanned="1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2">
            <text:p>2</text:p>
          </table:table-cell>
          <table:table-cell table:style-name="ce6"/>
          <table:table-cell table:style-name="ce9" office:value-type="string">
            <text:p>v-1-85</text:p>
          </table:table-cell>
          <table:table-cell table:style-name="ce20" office:value-type="string">
            <text:p>tôi khát nước. họng. <text:s/>khô. / tôi muốn uống nước. / nước lạnh. nước là nóng. / nó nóng. nó nóng, phải không? <text:s/>/ nó trở[become~1 nên nóng. / trời bắt[capture đầu[head nóng lên[up.</text:p>
          </table:table-cell>
          <table:table-cell table:style-name="ce21" office:value-type="string" table:number-columns-spanned="2" table:number-rows-spanned="1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8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미케는 스스로 내려왔다. &lt;2&gt; 크로는 내려 오려고 하지않다. &lt;3&gt; 그래서 나는 그녀를 잡고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9">
            <text:p>0801 <text:s/>112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화분 : 잡초를 몇개 제쳤다. / &lt;2&gt; 양치[歯磨き 전 이었는지, 화분에게 물을 주었다. &lt;3&gt; 양동이에 부엌[台所에서 물을 길어졌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69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table:formula="of:=[.B187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&lt;4&gt; 양동이는 두 개 사용하고있다. 모두 집 근처의 백원점에서 샀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środa, dwudziesty ósmy lipca, siódmego miesiąca, piąt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`kan`. kształt ust. wczoraj, znowu używałem kształtu, którego wcześniej używałem. &lt;2&gt; warka dolna. trochę wewnątrz tej, podnoszę[lift tę część lekko. &lt;3&gt; a jednocześnie, warga górna, robię tą zakrzywione[curved w dół. &lt;4&gt; kształt wargi dolnej, to przygotowuje[prepare ogólny[overall stan dla dźwięki `kan`-u. &lt;5&gt; jak dla kształtu wargi górnej, to pełni rolę kalibracj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0">
            <text:p>19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30T09:22:49.24">
            <text:p>0730</text:p>
          </table:table-cell>
          <table:table-cell table:style-name="ce9" office:value-type="string">
            <text:p>v-1-86</text:p>
          </table:table-cell>
          <table:table-cell table:style-name="ce20" office:value-type="string">
            <text:p>mồ[sweat~1 hôi[smelly. ra[exit khỏi. tôi đổ mồ hôi. / nó chảy. mồ hôi chảy. / bị bẩn. bụi[dust bẩn. quần[clothes~1 áo. công[labor việc[matter. quần áo làm[work~1 việc. / quần áo bị bẩn. nó đã bị bẩn. nó đã bị bẩn rồi. / nó vẫn chưa bị bẩn.</text:p>
          </table:table-cell>
          <table:table-cell table:style-name="ce21" office:value-type="string" table:number-columns-spanned="2" table:number-rows-spanned="1">
            <text:p>汗。出る。汗が出る。/ 流れる。汗が流れる / 汚れる。汚れ。服。衣服。作業。作業着。服が汚れる。汚れた。すでに、汚れた。/ もう、汚れた。まだ、汚れていな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1">
            <text:p>191</text:p>
          </table:table-cell>
          <table:table-cell table:style-name="ce3" table:formula="of:=[.B19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아래 근처의 옹벽에. &lt;2&gt; 크로가 지상에 와서 `뒹굴` 을 시작할 때에는 이미 미케가 `평평 자리` 에 도착했다. &lt;3&gt; 이 번엔 크로는 안아하지 않고, 나는 먼저 걷기 시작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1">
            <text:p>0801 <text:s/>1124</text:p>
          </table:table-cell>
          <table:table-cell table:number-columns-repeated="1010"/>
        </table:table-row>
        <table:table-row table:style-name="ro34">
          <table:table-cell table:style-name="ce3" table:formula="of:=ROW()-1" office:value-type="float" office:value="192">
            <text:p>192</text:p>
          </table:table-cell>
          <table:table-cell table:style-name="ce3" table:formula="of:=[.B192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어제 산 것들 : (1) `くろぼう`(일본어). &lt;2&gt; 과자의 일종. 밀가루에 붇고 가루를 섞어, 반죽한다. &lt;3&gt; 흑설탕도 섞는다. &lt;4&gt; 이 직물을 굽는다.</text:p>
          </table:table-cell>
          <table:covered-table-cell table:number-columns-repeated="2" table:style-name="ce21"/>
          <table:table-cell table:style-name="ce24" office:value-type="string" table:number-columns-spanned="4" table:number-rows-spanned="1">
            <text:p>昨日買ったもの：（1）`くろぼう`（日本）。&lt;2&gt;お菓子の一種。小麦粉に膨れ粉を混ぜて、練る。&lt;3&gt;黒砂糖も混ぜる。&lt;4&gt;この生地を焼く。</text:p>
          </table:table-cell>
          <table:covered-table-cell table:style-name="Default"/>
          <table:covered-table-cell table:style-name="ce23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1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3">
            <text:p>193</text:p>
          </table:table-cell>
          <table:table-cell table:style-name="ce3" table:formula="of:=[.B19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czwartek, dwudziesty dziewiąty lipca, siódmego miesiąca, piąty tydzień. dwutysięczny i dwudziesty pierwszy rok na kalendarzu gregoriański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1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4">
            <text:p>194</text:p>
          </table:table-cell>
          <table:table-cell table:style-name="ce3" table:formula="of:=[.B19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`dai-kan` na pierwszej dziurze. dźwięk wychodzi dość płynnie[smoothly. (2) jak dla dźwięków `kan` -u. ćwiczyłem te na dziurach od pierwszej do szóstej. (3) te od pierwszej do piątej, dźwięki wychodzili płynnie. &lt;1&gt; głośność tych dźwięków, mogłem je kontrolować. &lt;2&gt; jak kontrolować? kąt[angle powietrza. jak kontrolować go? kształt czubków każdej wargi, górnej i dolnej, ob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2">
            <text:p>0801 <text:s/>112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95">
            <text:p>19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1T10:41:08.009999">
            <text:p>0801</text:p>
          </table:table-cell>
          <table:table-cell table:style-name="ce9" office:value-type="string">
            <text:p>v-1-87</text:p>
          </table:table-cell>
          <table:table-cell table:style-name="ce20" office:value-type="string">
            <text:p>hôm nay. nóng bức. hôm nay trời nóng / nắng. ánh sáng mặt trời. mạ̣nh. yếu. ánh sáng mặt trời rất mạnh. / mát mể. nó trở[become~1 nên mát mể. tôi muốn nó thành[be. tôi muốn nó thành mát mể.</text:p>
          </table:table-cell>
          <table:table-cell table:style-name="ce21" office:value-type="string" table:number-columns-spanned="2" table:number-rows-spanned="1">
            <text:p>今日。暑い。今日は、暑い / 日差し。日光。強い。弱い。日差しが強い。 / 涼しい。涼しくなる。なってほしい。涼しくなってほし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2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6">
            <text:p>196</text:p>
          </table:table-cell>
          <table:table-cell table:style-name="ce3" table:formula="of:=[.B19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어제는 나는 가지 않았다. &lt;2&gt; 어머니에게 부탁했다. &lt;3&gt; 나는 `페가스스` 으로 갔기 때문. &lt;3&gt; 아니오. `페가스스` 에서 돌아갔던 시간이 늦어졌기 때문. 늦게 되었으니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34.73">
            <text:p>0801 <text:s/>112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7">
            <text:p>197</text:p>
          </table:table-cell>
          <table:table-cell table:style-name="ce3" table:formula="of:=[.B19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후속 : `くろぼう`. 과자의 봉지. 그 봉지의 뒷면. 성분의 란. 밀가루. `밀가루` 의 문자 뒤, 괄호 속에서 `九州産` (큐슈산 : 일본어 발음. 일본의 지역들의 하나, 큐슈. 그 지역에서 생산되었다라는 의미) &lt;2&gt; 생산지가 큐슈 있으니 나는 이 과자를 항상 사고 있다. (2) 하지만, 그 `産`(큐슈산:일본어 발음) 라는 표기. 정말 큐슈에서 생산되었는지. &lt;2&gt; 왜 이러한 말을 하는지를 말하면, 이전에 같은 경험이 있었으니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8">
            <text:p>198</text:p>
          </table:table-cell>
          <table:table-cell table:style-name="ce3" table:formula="of:=[.B198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어떠한 경험있었는지하면, 어떤 과자의 봉지. 그 봉지의 정면엔 `国産１００％` (국내산 100 퍼센트). &lt;2&gt; 하지만, 뒷면의 성분란에서는 `国内製造` (국내 제조) 라는 표기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01T11:24:29.93">
            <text:p>0801 <text:s/>112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01T11:24:34.74">
            <text:p>0801 <text:s/>1124</text:p>
          </table:table-cell>
          <table:table-cell table:style-name="ce7" table:formula="of:=NOW()" office:value-type="date" office:date-value="2021-08-01T11:24:34.74">
            <text:p>0801 <text:s/>112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01T11:24:34.74">
            <text:p>0801 <text:s/>112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2021/08/01</text:date>, <text:time>11:24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01T11:24:33.53</dc:date>
    <dc:creator>iwabuchi ken</dc:creator>
    <meta:editing-duration>P5DT7H45M34S</meta:editing-duration>
    <meta:editing-cycles>821</meta:editing-cycles>
    <meta:generator>OpenOffice/4.1.3$Win32 OpenOffice.org_project/413m1$Build-9783</meta:generator>
    <meta:document-statistic meta:table-count="2" meta:cell-count="1807" meta:object-count="0"/>
  </office:meta>
</office:document-meta>
</file>